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ans" svg:font-family="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8.46pt"/>
    </style:style>
    <style:style style:name="co2" style:family="table-column">
      <style:table-column-properties fo:break-before="auto" style:column-width="43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.15pt"/>
    </style:style>
    <style:style style:name="co5" style:family="table-column">
      <style:table-column-properties fo:break-before="auto" style:column-width="165.34pt"/>
    </style:style>
    <style:style style:name="co6" style:family="table-column">
      <style:table-column-properties fo:break-before="auto" style:column-width="44.65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9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BOM" table:style-name="ta1" table:print-ranges="BOM.A1:BOM.G44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row table:style-name="ro1">
          <table:table-cell table:style-name="ce2" office:value-type="string" calcext:value-type="string" table:number-columns-spanned="7" table:number-rows-spanned="1">
            <text:p>AthenaII BOM Checksheet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Check</text:p>
          </table:table-cell>
          <table:table-cell table:style-name="ce9"/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Check</text:p>
          </table:table-cell>
        </table:table-row>
        <table:table-row table:style-name="ro2">
          <table:table-cell table:style-name="ce7" office:value-type="string" calcext:value-type="string" table:number-columns-spanned="3" table:number-rows-spanned="1">
            <text:p>Electronics</text:p>
          </table:table-cell>
          <table:covered-table-cell table:number-columns-repeated="2" table:style-name="ce9"/>
          <table:table-cell table:style-name="ce9"/>
          <table:table-cell table:style-name="ce7" office:value-type="string" calcext:value-type="string" table:number-columns-spanned="3" table:number-rows-spanned="1">
            <text:p>Small Parts Kit</text:p>
          </table:table-cell>
          <table:covered-table-cell table:number-columns-repeated="2" table:style-name="ce9"/>
        </table:table-row>
        <table:table-row table:style-name="ro3">
          <table:table-cell office:value-type="string" calcext:value-type="string">
            <text:p>1.5m twisted pai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#6 x 1/2” sheet metal screw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4cm box fa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6 x 3/4” sheet metal screw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Orange Pi Zer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6 tooth GT2 pulle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Athena Boa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8” ball bearing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A4988 carrier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3/8” counter sunk ring magne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Heat shrink tubing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608zz bearing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Lever actuated limit switch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uel lin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NEM17 moto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xagon hotend, comple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Network patch cab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M8uu beari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24V PS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2 wash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3" table:number-rows-spanned="1">
            <text:p>Printed</text:p>
          </table:table-cell>
          <table:covered-table-cell table:number-columns-repeated="2" table:style-name="Default"/>
          <table:table-cell/>
          <table:table-cell office:value-type="string" calcext:value-type="string">
            <text:p>M2 x12m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Carria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3 grub screw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Extruder ax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3 nu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3">
          <table:table-cell office:value-type="string" calcext:value-type="string">
            <text:p>Extruder bearing idl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3 washer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3">
          <table:table-cell office:value-type="string" calcext:value-type="string">
            <text:p>Extruder drive bod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3 x 12mm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Extruder stru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3 x 16m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Hot end effect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3 x 2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Idler en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3 x 30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Motor en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3 x 45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Quick connect thumbscrew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3 x 50mm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Spool holder ar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3 x 6mm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ool holder piv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4 gru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Spool holder retai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6 Pneumatic quick connec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Wire retai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8 n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Free belt terminato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8 washe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Fixed belt terminato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8 x 40m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Athena Board Mou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k7 drive g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Idler ji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R105zz bea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Glass retain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7" office:value-type="string" calcext:value-type="string" table:number-columns-spanned="7" table:number-rows-spanned="1">
            <text:p>Mechanical</text:p>
          </table:table-cell>
          <table:covered-table-cell table:number-columns-repeated="2" table:style-name="Default"/>
          <table:covered-table-cell/>
          <table:covered-table-cell table:style-name="ce7"/>
          <table:covered-table-cell table:number-columns-repeated="2" table:style-name="Default"/>
        </table:table-row>
        <table:table-row table:style-name="ro3">
          <table:table-cell office:value-type="string" calcext:value-type="string">
            <text:p>64cm 2mm id x 4mm od PTF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mall wire ti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5cm 2mm id x 4mm od PTF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T2 x 6mm belt, 133 cm lo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590mm x 8mm guide rods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Al tub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on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Large wire ti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ertical boar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Borosilicate Gla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ans" svg:font-family="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margin-top="29.71pt" fo:margin-bottom="56.69pt" fo:margin-left="24.41pt" fo:margin-right="16.21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 style:data-style-name="N2" text:time-value="07:34:00.517917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08:13:15.608415759</meta:creation-date>
    <dc:date>2019-08-05T07:36:00.341035124</dc:date>
    <meta:editing-duration>PT11H14M21S</meta:editing-duration>
    <meta:editing-cycles>40</meta:editing-cycles>
    <meta:generator>LibreOffice/6.1.5.2$Linux_X86_64 LibreOffice_project/10$Build-2</meta:generator>
    <meta:print-date>2019-07-28T19:21:30.239191001</meta:print-date>
    <meta:document-statistic meta:table-count="1" meta:cell-count="145" meta:object-count="0"/>
  </office:meta>
</office:document-meta>
</file>